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728in"/>
    </style:style>
    <style:style style:name="co3" style:family="table-column">
      <style:table-column-properties fo:break-before="auto" style:column-width="0.5866in"/>
    </style:style>
    <style:style style:name="co4" style:family="table-column">
      <style:table-column-properties fo:break-before="auto" style:column-width="0.6945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0.4335in"/>
    </style:style>
    <style:style style:name="co7" style:family="table-column">
      <style:table-column-properties fo:break-before="auto" style:column-width="0.4264in"/>
    </style:style>
    <style:style style:name="co8" style:family="table-column">
      <style:table-column-properties fo:break-before="auto" style:column-width="0.4598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0.3591in"/>
    </style:style>
    <style:style style:name="co11" style:family="table-column">
      <style:table-column-properties fo:break-before="auto" style:column-width="0.6138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5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gr1" style:family="graphic">
      <style:graphic-properties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lbany AMT" fo:font-size="10pt" fo:language="en" fo:country="GB" fo:font-style="normal" fo:text-shadow="none" style:text-underline-style="none" fo:font-weight="normal" style:text-underline-mode="continuous" style:text-line-through-mode="continuous" style:font-name-asian="Albany AMT1" style:font-size-asian="10pt" style:language-asian="en" style:country-asian="GB" style:font-style-asian="normal" style:font-weight-asian="normal" style:font-name-complex="Lucidasans" style:font-size-complex="10pt" style:language-complex="en" style:country-complex="GB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lbany AMT" fo:font-size="10pt" fo:language="en" fo:country="GB" fo:font-style="normal" fo:text-shadow="none" style:text-underline-style="none" fo:font-weight="normal" style:text-underline-mode="continuous" style:text-line-through-mode="continuous" style:font-name-asian="Albany AMT1" style:font-size-asian="10pt" style:language-asian="en" style:country-asian="GB" style:font-style-asian="normal" style:font-weight-asian="normal" style:font-name-complex="Lucidasans" style:font-size-complex="10pt" style:language-complex="en" style:country-complex="GB" style:font-style-complex="normal" style:font-weight-complex="normal" style:text-emphasize="none" style:font-relief="none"/>
    </style:style>
  </office:automatic-styles>
  <office:body>
    <office:spreadsheet>
      <table:table table:name="Patch breakdow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Total</text:p>
          </table:table-cell>
          <table:table-cell office:value-type="string">
            <text:p>main</text:p>
          </table:table-cell>
          <table:table-cell office:value-type="string">
            <text:p>wpd</text:p>
          </table:table-cell>
          <table:table-cell office:value-type="string">
            <text:p>vclplug</text:p>
          </table:table-cell>
          <table:table-cell office:value-type="string">
            <text:p>mscodec</text:p>
          </table:table-cell>
          <table:table-cell office:value-type="string">
            <text:p>gcc34</text:p>
          </table:table-cell>
          <table:table-cell office:value-type="string">
            <text:p>evo2</text:p>
          </table:table-cell>
          <table:table-cell office:value-type="string">
            <text:p>64bit</text:p>
          </table:table-cell>
          <table:table-cell office:value-type="string">
            <text:p>mono</text:p>
          </table:table-cell>
          <table:table-cell office:value-type="string">
            <text:p>cairo</text:p>
          </table:table-cell>
          <table:table-cell office:value-type="string">
            <text:p>vba</text:p>
          </table:table-cell>
          <table:table-cell office:value-type="string">
            <text:p>scsolver</text:p>
          </table:table-cell>
          <table:table-cell office:value-type="string">
            <text:p>gstreamer</text:p>
          </table:table-cell>
          <table:table-cell office:value-type="string">
            <text:p>ooxml</text:p>
          </table:table-cell>
          <table:table-cell office:value-type="string">
            <text:p>postgresql</text:p>
          </table:table-cell>
          <table:table-cell office:value-type="string">
            <text:p>emf+</text:p>
          </table:table-cell>
        </table:table-row>
        <table:table-row table:style-name="ro2">
          <table:table-cell office:value-type="string">
            <office:annotation draw:style-name="gr2" draw:text-style-name="P2" svg:width="1.1409in" svg:height="0.5457in" svg:x="1.1252in" svg:y="0.0004in" draw:caption-point-x="-1.1252in" draw:caption-point-y="-0.0004in">
              <dc:date>2006-06-16T00:00:00</dc:date>
              <text:p text:style-name="P1"><text:span text:style-name="T1">1.1 + chunks of 2.0: ooo-build-1-3</text:span></text:p>
            </office:annotation>
            <text:p>NLD9</text:p>
          </table:table-cell>
          <table:table-cell table:formula="oooc:=SUM([.C2:.Q2])" office:value-type="float" office:value="482">
            <text:p>482</text:p>
          </table:table-cell>
          <table:table-cell office:value-type="float" office:value="318">
            <text:p>318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9"/>
        </table:table-row>
        <table:table-row table:style-name="ro2">
          <table:table-cell office:value-type="string">
            <office:annotation draw:style-name="gr2" draw:text-style-name="P2" svg:width="1.1409in" svg:height="0.5457in" svg:x="1.1252in" svg:y="0.0004in" draw:caption-point-x="-1.1252in" draw:caption-point-y="-0.0004in">
              <dc:date>2006-06-16T00:00:00</dc:date>
              <text:p text:style-name="P1"><text:span text:style-name="T1">pre-release 2.0 - ooo-build-1-9-79-2</text:span></text:p>
            </office:annotation>
            <text:p>SL9.3</text:p>
          </table:table-cell>
          <table:table-cell table:formula="oooc:=SUM([.C3:.Q3])" office:value-type="float" office:value="338">
            <text:p>338</text:p>
          </table:table-cell>
          <table:table-cell office:value-type="float" office:value="227">
            <text:p>227</text:p>
          </table:table-cell>
          <table:table-cell table:number-columns-repeated="4"/>
          <table:table-cell office:value-type="float" office:value="29">
            <text:p>29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office:value-type="string">
            <text:p>2.0.0</text:p>
          </table:table-cell>
          <table:table-cell table:formula="oooc:=SUM([.C4:.Q4])" office:value-type="float" office:value="575">
            <text:p>575</text:p>
          </table:table-cell>
          <table:table-cell office:value-type="float" office:value="344">
            <text:p>344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83">
            <text:p>83</text:p>
          </table:table-cell>
          <table:table-cell table:number-columns-repeated="5"/>
        </table:table-row>
        <table:table-row table:style-name="ro2">
          <table:table-cell office:value-type="string">
            <text:p>2.0.1</text:p>
          </table:table-cell>
          <table:table-cell table:formula="oooc:=SUM([.C5:.Q5])" office:value-type="float" office:value="680">
            <text:p>680</text:p>
          </table:table-cell>
          <table:table-cell office:value-type="float" office:value="422">
            <text:p>42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104">
            <text:p>104</text:p>
          </table:table-cell>
          <table:table-cell table:number-columns-repeated="5"/>
        </table:table-row>
        <table:table-row table:style-name="ro2">
          <table:table-cell office:value-type="string">
            <text:p>2.0.2</text:p>
          </table:table-cell>
          <table:table-cell table:formula="oooc:=SUM([.C6:.Q6])" office:value-type="float" office:value="941">
            <text:p>941</text:p>
          </table:table-cell>
          <table:table-cell office:value-type="float" office:value="428">
            <text:p>42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59">
            <text:p>59</text:p>
          </table:table-cell>
          <table:table-cell office:value-type="float" office:value="313">
            <text:p>313</text:p>
          </table:table-cell>
          <table:table-cell office:value-type="float" office:value="63">
            <text:p>63</text:p>
          </table:table-cell>
          <table:table-cell table:number-columns-repeated="4"/>
        </table:table-row>
        <table:table-row table:style-name="ro2">
          <table:table-cell office:value-type="string">
            <text:p>2.0.3</text:p>
          </table:table-cell>
          <table:table-cell table:formula="oooc:=SUM([.C7:.Q7])" office:value-type="float" office:value="809">
            <text:p>809</text:p>
          </table:table-cell>
          <table:table-cell office:value-type="float" office:value="378">
            <text:p>378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13">
            <text:p>313</text:p>
          </table:table-cell>
          <table:table-cell office:value-type="float" office:value="87">
            <text:p>87</text:p>
          </table:table-cell>
          <table:table-cell table:number-columns-repeated="4"/>
        </table:table-row>
        <table:table-row table:style-name="ro2">
          <table:table-cell office:value-type="string">
            <text:p>2.0.3-mid</text:p>
          </table:table-cell>
          <table:table-cell table:formula="oooc:=SUM([.C8:.Q8])" office:value-type="float" office:value="773">
            <text:p>773</text:p>
          </table:table-cell>
          <table:table-cell office:value-type="float" office:value="334">
            <text:p>334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float" office:value="87">
            <text:p>87</text:p>
          </table:table-cell>
          <table:table-cell table:number-columns-repeated="4"/>
        </table:table-row>
        <table:table-row table:style-name="ro2">
          <table:table-cell office:value-type="string">
            <text:p>2.0.4</text:p>
          </table:table-cell>
          <table:table-cell table:formula="oooc:=SUM([.C9:.Q9])" office:value-type="float" office:value="859">
            <text:p>859</text:p>
          </table:table-cell>
          <table:table-cell office:value-type="float" office:value="371">
            <text:p>37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323">
            <text:p>323</text:p>
          </table:table-cell>
          <table:table-cell office:value-type="float" office:value="106">
            <text:p>106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table:style-name="ce1" office:value-type="string">
            <text:p>2.1</text:p>
          </table:table-cell>
          <table:table-cell table:formula="oooc:=SUM([.C10:.Q10])" office:value-type="float" office:value="861">
            <text:p>861</text:p>
          </table:table-cell>
          <table:table-cell office:value-type="float" office:value="361">
            <text:p>36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334">
            <text:p>334</text:p>
          </table:table-cell>
          <table:table-cell office:value-type="float" office:value="106">
            <text:p>106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2.2</text:p>
          </table:table-cell>
          <table:table-cell table:formula="oooc:=SUM([.C11:.Q11])" office:value-type="float" office:value="546">
            <text:p>546</text:p>
          </table:table-cell>
          <table:table-cell office:value-type="float" office:value="348">
            <text:p>348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106">
            <text:p>106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table:style-name="ce2" office:value-type="string">
            <text:p>2.3-pre216</text:p>
          </table:table-cell>
          <table:table-cell table:formula="oooc:=SUM([.C12:.Q12])" office:value-type="float" office:value="581">
            <text:p>581</text:p>
          </table:table-cell>
          <table:table-cell office:value-type="float" office:value="383">
            <text:p>383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2.3-pre222</text:p>
          </table:table-cell>
          <table:table-cell table:formula="oooc:=SUM([.C13:.Q13])" office:value-type="float" office:value="884">
            <text:p>884</text:p>
          </table:table-cell>
          <table:table-cell office:value-type="float" office:value="400">
            <text:p>400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11">
            <text:p>111</text:p>
          </table:table-cell>
          <table:table-cell office:value-type="float" office:value="23">
            <text:p>23</text:p>
          </table:table-cell>
          <table:table-cell office:value-type="float" office:value="291">
            <text:p>291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style-name="ce3" office:value-type="float" office:value="2.4">
            <text:p>2.4</text:p>
          </table:table-cell>
          <table:table-cell table:formula="oooc:=SUM([.C14:.Q14])" office:value-type="float" office:value="643">
            <text:p>643</text:p>
          </table:table-cell>
          <table:table-cell office:value-type="float" office:value="509">
            <text:p>509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</table:table-row>
        <table:table-row table:style-name="ro2" table:number-rows-repeated="2">
          <table:table-cell table:number-columns-repeated="17"/>
        </table:table-row>
        <table:table-row table:style-name="ro2">
          <table:table-cell/>
          <table:table-cell>
            <draw:frame table:end-cell-address="'Patch breakdown'.M36" table:end-x="0.0161in" table:end-y="0.0965in" draw:z-index="0" draw:style-name="gr1" svg:width="5.015in" svg:height="3.0126in" svg:x="0.0004in" svg:y="0.0807in">
              <draw:object draw:notify-on-update-of-ranges="'Patch breakdown'.A1:'Patch breakdown'.A1 'Patch breakdown'.A2:'Patch breakdown'.A14 'Patch breakdown'.C1:'Patch breakdown'.C1 'Patch breakdown'.C2:'Patch breakdown'.C14 'Patch breakdown'.D1:'Patch breakdown'.D1 'Patch breakdown'.D2:'Patch breakdown'.D14 'Patch breakdown'.E1:'Patch breakdown'.E1 'Patch breakdown'.E2:'Patch breakdown'.E14 'Patch breakdown'.F1:'Patch breakdown'.F1 'Patch breakdown'.F2:'Patch breakdown'.F14 'Patch breakdown'.G1:'Patch breakdown'.G1 'Patch breakdown'.G2:'Patch breakdown'.G14 'Patch breakdown'.H1:'Patch breakdown'.H1 'Patch breakdown'.H2:'Patch breakdown'.H14 'Patch breakdown'.I1:'Patch breakdown'.I1 'Patch breakdown'.I2:'Patch breakdown'.I14 'Patch breakdown'.J1:'Patch breakdown'.J1 'Patch breakdown'.J2:'Patch breakdown'.J14 'Patch breakdown'.K1:'Patch breakdown'.K1 'Patch breakdown'.K2:'Patch breakdown'.K14 'Patch breakdown'.L1:'Patch breakdown'.L1 'Patch breakdown'.L2:'Patch breakdown'.L14 'Patch breakdown'.M1:'Patch breakdown'.M1 'Patch breakdown'.M2:'Patch breakdown'.M14 'Patch breakdown'.N1:'Patch breakdown'.N1 'Patch breakdown'.N2:'Patch breakdown'.N14 'Patch breakdown'.O1:'Patch breakdown'.O1 'Patch breakdown'.O2:'Patch breakdown'.O14 'Patch breakdown'.P1:'Patch breakdown'.P1 'Patch breakdown'.P2:'Patch breakdown'.P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Lucidasans" svg:font-family="Lucidasans" style:font-pitch="variable"/>
    <style:font-face style:name="Albany AMT" svg:font-family="'Albany AMT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en" fo:country="GB" style:font-name-asian="Albany AMT1" style:language-asian="en" style:country-asian="GB" style:font-name-complex="Lucidasans" style:language-complex="en" style:country-complex="GB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GB" style:font-size-asian="24pt" style:language-asian="en" style:country-asian="GB" style:font-size-complex="24pt" style:language-complex="en" style:country-complex="GB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19">12/19/2007</text:date>, <text:time>17:26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6-06-16T22:25:26</meta:creation-date>
    <dc:creator>Michael Meeks</dc:creator>
    <dc:date>2007-12-19T17:26:03</dc:date>
    <meta:editing-cycles>16</meta:editing-cycles>
    <meta:editing-duration>PT34M31S</meta:editing-duration>
    <meta:user-defined meta:name="Info 1"/>
    <meta:user-defined meta:name="Info 2"/>
    <meta:user-defined meta:name="Info 3"/>
    <meta:user-defined meta:name="Info 4"/>
    <meta:document-statistic meta:table-count="1" meta:cell-count="1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style:direction="ltr"/>
      <style:graphic-properties draw:stroke="none" draw:fill="none" draw:fill-color="#ffffff"/>
      <style:text-properties fo:font-family="'Albany AMT'" style:font-family-generic="swiss" style:font-pitch="variable" fo:font-size="14.1999998092651pt" style:font-family-asian="'Albany AMT'" style:font-family-generic-asian="system" style:font-pitch-asian="variable" style:font-size-asian="14.1999998092651pt" style:font-family-complex="Lucidasans" style:font-family-generic-complex="system" style:font-pitch-complex="variable" style:font-size-complex="14.1999998092651pt"/>
    </style:style>
    <style:style style:name="ch3" style:family="chart">
      <style:graphic-properties draw:fill="none" draw:fill-color="#d9d9d9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4" style:family="chart">
      <style:chart-properties chart:stacked="true" chart:connect-bars="false" chart:sort-by-x-values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.59999990463257pt" style:font-family-asian="'Albany AMT'" style:font-family-generic-asian="system" style:font-pitch-asian="variable" style:font-size-asian="7.59999990463257pt" style:font-family-complex="Lucidasans" style:font-family-generic-complex="system" style:font-pitch-complex="variable" style:font-size-complex="7.59999990463257pt"/>
    </style:style>
    <style:style style:name="ch6" style:family="chart" style:data-style-name="N0">
      <style:chart-properties chart:display-label="true" chart:tick-marks-major-inner="false" chart:tick-marks-major-outer="true" chart:logarithmic="false" chart:maximum="1000" chart:origin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Albany AMT'" style:font-family-generic="swiss" style:font-pitch="variable" fo:font-size="7.59999990463257pt" style:font-family-asian="'Albany AMT'" style:font-family-generic-asian="system" style:font-pitch-asian="variable" style:font-size-asian="7.59999990463257pt" style:font-family-complex="Lucidasans" style:font-family-generic-complex="system" style:font-pitch-complex="variable" style:font-size-complex="7.59999990463257pt"/>
    </style:style>
    <style:style style:name="ch7" style:family="chart">
      <style:graphic-properties draw:stroke="solid" draw:fill-color="#ff6f00" dr3d:edge-rounding="0%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8" style:family="chart">
      <style:graphic-properties draw:stroke="solid" draw:fill-color="#800080" dr3d:edge-rounding="0%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9" style:family="chart">
      <style:graphic-properties draw:stroke="solid" draw:fill-color="#666666" dr3d:edge-rounding="0%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0" style:family="chart">
      <style:graphic-properties draw:stroke="solid" draw:fill-color="#6b4794" dr3d:edge-rounding="0%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1" style:family="chart">
      <style:graphic-properties draw:stroke="solid" draw:fill-color="#280099" dr3d:edge-rounding="0%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2" style:family="chart">
      <style:graphic-properties draw:stroke="solid" draw:fill-color="#7da647" dr3d:edge-rounding="0%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3" style:family="chart">
      <style:graphic-properties draw:stroke="solid" draw:fill-color="#e6e64c" dr3d:edge-rounding="0%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4" style:family="chart">
      <style:graphic-properties draw:stroke="solid" draw:fill-color="#ff9966" dr3d:edge-rounding="0%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5" style:family="chart">
      <style:graphic-properties draw:stroke="solid" draw:fill-color="#000080" dr3d:edge-rounding="0%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6" style:family="chart">
      <style:graphic-properties draw:stroke="solid" draw:fill-color="#fff0ff" dr3d:edge-rounding="0%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7" style:family="chart">
      <style:graphic-properties draw:stroke="solid" draw:fill-color="#00ffff" dr3d:edge-rounding="0%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8" style:family="chart">
      <style:graphic-properties draw:stroke="solid" draw:fill-color="#9999ff" dr3d:edge-rounding="0%"/>
      <style:text-properties fo:font-family="'Albany AMT'" style:font-family-generic="swiss" style:font-pitch="variable" fo:font-size="6.59999990463257pt" style:font-family-asian="'Albany AMT'" style:font-family-generic-asian="system" style:font-pitch-asian="variable" style:font-size-asian="6.59999990463257pt" style:font-family-complex="Lucidasans" style:font-family-generic-complex="system" style:font-pitch-complex="variable" style:font-size-complex="6.59999990463257pt"/>
    </style:style>
    <style:style style:name="ch1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20" style:family="chart">
      <style:graphic-properties draw:stroke="none" draw:fill="none" draw:fill-color="#d9d9d9"/>
    </style:style>
    <style:style style:name="ch21" style:family="chart">
      <style:graphic-properties draw:stroke="none" draw:fill-color="#999999"/>
    </style:style>
  </office:automatic-styles>
  <office:body>
    <office:chart>
      <chart:chart svg:width="12.739cm" svg:height="7.653cm" chart:class="chart:area" chart:style-name="ch1">
        <chart:title svg:x="3.711cm" svg:y="0.152cm" chart:style-name="ch2">
          <text:p>ooo-build patch-set size</text:p>
        </chart:title>
        <chart:legend chart:legend-position="end" svg:x="11.024cm" svg:y="1.966cm" chart:style-name="ch3"/>
        <chart:plot-area chart:style-name="ch4" table:cell-range-address="'Patch breakdown'.A1:'Patch breakdown'.A14 'Patch breakdown'.C1:'Patch breakdown'.P14" chart:data-source-has-labels="both" svg:x="0.254cm" svg:y="1.007cm" svg:width="10.336cm" svg:height="6.493cm">
          <chart:axis chart:dimension="x" chart:name="primary-x" chart:style-name="ch5">
            <chart:categories table:cell-range-address="'Patch breakdown'.A2:'Patch breakdown'.A14"/>
          </chart:axis>
          <chart:axis chart:dimension="y" chart:name="primary-y" chart:style-name="ch6">
            <chart:grid chart:class="major"/>
          </chart:axis>
          <chart:series chart:style-name="ch7" chart:values-cell-range-address="'Patch breakdown'.C2:'Patch breakdown'.C14" chart:label-cell-address="'Patch breakdown'.C1:'Patch breakdown'.C1" chart:class="chart:area">
            <chart:data-point chart:repeated="13"/>
          </chart:series>
          <chart:series chart:style-name="ch8" chart:values-cell-range-address="'Patch breakdown'.D2:'Patch breakdown'.D14" chart:label-cell-address="'Patch breakdown'.D1:'Patch breakdown'.D1" chart:class="chart:area">
            <chart:data-point chart:repeated="13"/>
          </chart:series>
          <chart:series chart:style-name="ch9" chart:values-cell-range-address="'Patch breakdown'.E2:'Patch breakdown'.E14" chart:label-cell-address="'Patch breakdown'.E1:'Patch breakdown'.E1" chart:class="chart:area">
            <chart:data-point chart:repeated="13"/>
          </chart:series>
          <chart:series chart:style-name="ch10" chart:values-cell-range-address="'Patch breakdown'.F2:'Patch breakdown'.F14" chart:label-cell-address="'Patch breakdown'.F1:'Patch breakdown'.F1" chart:class="chart:area">
            <chart:data-point chart:repeated="13"/>
          </chart:series>
          <chart:series chart:style-name="ch11" chart:values-cell-range-address="'Patch breakdown'.G2:'Patch breakdown'.G14" chart:label-cell-address="'Patch breakdown'.G1:'Patch breakdown'.G1" chart:class="chart:area">
            <chart:data-point chart:repeated="13"/>
          </chart:series>
          <chart:series chart:style-name="ch12" chart:values-cell-range-address="'Patch breakdown'.H2:'Patch breakdown'.H14" chart:label-cell-address="'Patch breakdown'.H1:'Patch breakdown'.H1" chart:class="chart:area">
            <chart:data-point chart:repeated="13"/>
          </chart:series>
          <chart:series chart:style-name="ch13" chart:values-cell-range-address="'Patch breakdown'.I2:'Patch breakdown'.I14" chart:label-cell-address="'Patch breakdown'.I1:'Patch breakdown'.I1" chart:class="chart:area">
            <chart:data-point chart:repeated="13"/>
          </chart:series>
          <chart:series chart:style-name="ch14" chart:values-cell-range-address="'Patch breakdown'.J2:'Patch breakdown'.J14" chart:label-cell-address="'Patch breakdown'.J1:'Patch breakdown'.J1" chart:class="chart:area">
            <chart:data-point chart:repeated="13"/>
          </chart:series>
          <chart:series chart:style-name="ch15" chart:values-cell-range-address="'Patch breakdown'.K2:'Patch breakdown'.K14" chart:label-cell-address="'Patch breakdown'.K1:'Patch breakdown'.K1" chart:class="chart:area">
            <chart:data-point chart:repeated="13"/>
          </chart:series>
          <chart:series chart:style-name="ch16" chart:values-cell-range-address="'Patch breakdown'.L2:'Patch breakdown'.L14" chart:label-cell-address="'Patch breakdown'.L1:'Patch breakdown'.L1" chart:class="chart:area">
            <chart:data-point chart:repeated="13"/>
          </chart:series>
          <chart:series chart:style-name="ch17" chart:values-cell-range-address="'Patch breakdown'.M2:'Patch breakdown'.M14" chart:label-cell-address="'Patch breakdown'.M1:'Patch breakdown'.M1" chart:class="chart:area">
            <chart:data-point chart:repeated="13"/>
          </chart:series>
          <chart:series chart:style-name="ch18" chart:values-cell-range-address="'Patch breakdown'.N2:'Patch breakdown'.N14" chart:label-cell-address="'Patch breakdown'.N1:'Patch breakdown'.N1" chart:class="chart:area">
            <chart:data-point chart:repeated="13"/>
          </chart:series>
          <chart:series chart:style-name="ch7" chart:values-cell-range-address="'Patch breakdown'.O2:'Patch breakdown'.O14" chart:label-cell-address="'Patch breakdown'.O1:'Patch breakdown'.O1" chart:class="chart:area">
            <chart:data-point chart:repeated="13"/>
          </chart:series>
          <chart:series chart:style-name="ch19" chart:values-cell-range-address="'Patch breakdown'.P2:'Patch breakdown'.P14" chart:label-cell-address="'Patch breakdown'.P1:'Patch breakdown'.P1" chart:class="chart:area">
            <chart:data-point chart:repeated="13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n</text:p>
              </table:table-cell>
              <table:table-cell office:value-type="string">
                <text:p>wpd</text:p>
              </table:table-cell>
              <table:table-cell office:value-type="string">
                <text:p>vclplug</text:p>
              </table:table-cell>
              <table:table-cell office:value-type="string">
                <text:p>mscodec</text:p>
              </table:table-cell>
              <table:table-cell office:value-type="string">
                <text:p>gcc34</text:p>
              </table:table-cell>
              <table:table-cell office:value-type="string">
                <text:p>evo2</text:p>
              </table:table-cell>
              <table:table-cell office:value-type="string">
                <text:p>64bit</text:p>
              </table:table-cell>
              <table:table-cell office:value-type="string">
                <text:p>mono</text:p>
              </table:table-cell>
              <table:table-cell office:value-type="string">
                <text:p>cairo</text:p>
              </table:table-cell>
              <table:table-cell office:value-type="string">
                <text:p>vba</text:p>
              </table:table-cell>
              <table:table-cell office:value-type="string">
                <text:p>scsolver</text:p>
              </table:table-cell>
              <table:table-cell office:value-type="string">
                <text:p>gstreamer</text:p>
              </table:table-cell>
              <table:table-cell office:value-type="string">
                <text:p>ooxml</text:p>
              </table:table-cell>
              <table:table-cell office:value-type="string">
                <text:p>postgresql</text:p>
              </table:table-cell>
            </table:table-row>
          </table:table-header-rows>
          <table:table-rows>
            <table:table-row>
              <table:table-cell office:value-type="string">
                <text:p>NLD9</text:p>
              </table:table-cell>
              <table:table-cell office:value-type="float" office:value="318">
                <text:p>318</text:p>
              </table:table-cell>
              <table:table-cell office:value-type="float" office:value="40">
                <text:p>40</text:p>
              </table:table-cell>
              <table:table-cell office:value-type="float" office:value="83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SL9.3</text:p>
              </table:table-cell>
              <table:table-cell office:value-type="float" office:value="227">
                <text:p>2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9">
                <text:p>29</text:p>
              </table:table-cell>
              <table:table-cell office:value-type="float" office:value="78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0</text:p>
              </table:table-cell>
              <table:table-cell office:value-type="float" office:value="344">
                <text:p>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22">
                <text:p>22</text:p>
              </table:table-cell>
              <table:table-cell office:value-type="float" office:value="58">
                <text:p>58</text:p>
              </table:table-cell>
              <table:table-cell office:value-type="float" office:value="83">
                <text:p>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1</text:p>
              </table:table-cell>
              <table:table-cell office:value-type="float" office:value="422">
                <text:p>4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104">
                <text:p>1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2</text:p>
              </table:table-cell>
              <table:table-cell office:value-type="float" office:value="428">
                <text:p>4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59">
                <text:p>59</text:p>
              </table:table-cell>
              <table:table-cell office:value-type="float" office:value="313">
                <text:p>313</text:p>
              </table:table-cell>
              <table:table-cell office:value-type="float" office:value="63">
                <text:p>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3</text:p>
              </table:table-cell>
              <table:table-cell office:value-type="float" office:value="378">
                <text:p>37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13">
                <text:p>313</text:p>
              </table:table-cell>
              <table:table-cell office:value-type="float" office:value="87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3-mid</text:p>
              </table:table-cell>
              <table:table-cell office:value-type="float" office:value="334">
                <text:p>3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319">
                <text:p>319</text:p>
              </table:table-cell>
              <table:table-cell office:value-type="float" office:value="87">
                <text:p>8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0.4</text:p>
              </table:table-cell>
              <table:table-cell office:value-type="float" office:value="371">
                <text:p>37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323">
                <text:p>323</text:p>
              </table:table-cell>
              <table:table-cell office:value-type="float" office:value="106">
                <text:p>106</text:p>
              </table:table-cell>
              <table:table-cell office:value-type="float" office:value="21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1</text:p>
              </table:table-cell>
              <table:table-cell office:value-type="float" office:value="361">
                <text:p>3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334">
                <text:p>334</text:p>
              </table:table-cell>
              <table:table-cell office:value-type="float" office:value="106">
                <text:p>106</text:p>
              </table:table-cell>
              <table:table-cell office:value-type="float" office:value="21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2</text:p>
              </table:table-cell>
              <table:table-cell office:value-type="float" office:value="348">
                <text:p>3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106">
                <text:p>106</text:p>
              </table:table-cell>
              <table:table-cell office:value-type="float" office:value="22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3-pre216</text:p>
              </table:table-cell>
              <table:table-cell office:value-type="float" office:value="383">
                <text:p>3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10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.3-pre222</text:p>
              </table:table-cell>
              <table:table-cell office:value-type="float" office:value="400">
                <text:p>4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111">
                <text:p>111</text:p>
              </table:table-cell>
              <table:table-cell office:value-type="float" office:value="23">
                <text:p>23</text:p>
              </table:table-cell>
              <table:table-cell office:value-type="float" office:value="291">
                <text:p>2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4</text:p>
              </table:table-cell>
              <table:table-cell office:value-type="float" office:value="509">
                <text:p>5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